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591871023288955056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13859112029774535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566631594422811774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9">50.15 miles in the last week <text:s text:c="106"/><text:soft-page-break/><text:span text:style-name="T2">Sat 4/30/16:</text:span> 4 miles <text:s text:c="122"/><text:span text:style-name="T2">I ran 4 miles on hilly roads averaging about 11:00/m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30T09:46:14.04</dc:date>
    <dc:creator>James Lombardi</dc:creator>
    <meta:editing-duration>PT18H22M32S</meta:editing-duration>
    <meta:editing-cycles>95</meta:editing-cycles>
    <meta:document-statistic meta:table-count="0" meta:image-count="0" meta:object-count="0" meta:page-count="11" meta:paragraph-count="324" meta:word-count="3566" meta:character-count="18269"/>
  </office:meta>
</office:document-meta>
</file>